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es-d-adressage" style:family="table">
      <style:table-properties style:width="17cm" table:align="margins"/>
    </style:style>
    <style:style style:name="Modes-d-adressage.A" style:family="table-column">
      <style:table-column-properties style:column-width="4.503cm" style:rel-column-width="17359*"/>
    </style:style>
    <style:style style:name="Modes-d-adressage.B" style:family="table-column">
      <style:table-column-properties style:column-width="12.497cm" style:rel-column-width="48176*"/>
    </style:style>
    <style:style style:name="Modes-d-adressage.A1" style:family="table-cell">
      <style:table-cell-properties fo:padding="0.097cm" fo:border-left="0.05pt solid #000000" fo:border-right="none" fo:border-top="0.05pt solid #000000" fo:border-bottom="0.05pt solid #000000"/>
    </style:style>
    <style:style style:name="Modes-d-adressage.B1" style:family="table-cell">
      <style:table-cell-properties fo:padding="0.097cm" fo:border="0.05pt solid #000000"/>
    </style:style>
    <style:style style:name="Modes-d-adressage.A2" style:family="table-cell">
      <style:table-cell-properties fo:padding="0.097cm" fo:border-left="0.05pt solid #000000" fo:border-right="none" fo:border-top="none" fo:border-bottom="0.05pt solid #000000"/>
    </style:style>
    <style:style style:name="Modes-d-adressage.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P1" style:family="paragraph" style:parent-style-name="Standard">
      <style:text-properties officeooo:rsid="000c4aab" officeooo:paragraph-rsid="000c4aab"/>
    </style:style>
    <style:style style:name="P2" style:family="paragraph" style:parent-style-name="Standard">
      <style:text-properties officeooo:rsid="000e206f" officeooo:paragraph-rsid="000e206f"/>
    </style:style>
    <style:style style:name="P3" style:family="paragraph" style:parent-style-name="Standard">
      <style:text-properties officeooo:rsid="000f63d9" officeooo:paragraph-rsid="000f63d9"/>
    </style:style>
    <style:style style:name="P4" style:family="paragraph" style:parent-style-name="Standard">
      <style:text-properties officeooo:rsid="000f6aa6" officeooo:paragraph-rsid="000f6aa6"/>
    </style:style>
    <style:style style:name="P5" style:family="paragraph" style:parent-style-name="Standard">
      <style:text-properties officeooo:rsid="000f94a4" officeooo:paragraph-rsid="000f94a4"/>
    </style:style>
    <style:style style:name="P6" style:family="paragraph" style:parent-style-name="Standard">
      <style:text-properties officeooo:rsid="0010e1dd" officeooo:paragraph-rsid="0010e1dd"/>
    </style:style>
    <style:style style:name="P7" style:family="paragraph" style:parent-style-name="Standard">
      <style:text-properties officeooo:rsid="0012773b" officeooo:paragraph-rsid="0012773b"/>
    </style:style>
    <style:style style:name="P8" style:family="paragraph" style:parent-style-name="Standard">
      <style:text-properties officeooo:rsid="00150c9e" officeooo:paragraph-rsid="00150c9e"/>
    </style:style>
    <style:style style:name="P9" style:family="paragraph" style:parent-style-name="Standard">
      <style:text-properties officeooo:rsid="00150c9e" officeooo:paragraph-rsid="00150c9e" fo:background-color="#ffff00"/>
    </style:style>
    <style:style style:name="P10" style:family="paragraph" style:parent-style-name="Standard">
      <style:text-properties officeooo:rsid="00167728" officeooo:paragraph-rsid="00167728"/>
    </style:style>
    <style:style style:name="P11" style:family="paragraph" style:parent-style-name="Standard">
      <style:text-properties fo:font-weight="bold" officeooo:rsid="00167728" officeooo:paragraph-rsid="00167728" style:font-weight-asian="bold" style:font-weight-complex="bold"/>
    </style:style>
    <style:style style:name="P12" style:family="paragraph" style:parent-style-name="Standard">
      <style:text-properties officeooo:rsid="0016d501" officeooo:paragraph-rsid="0016d501"/>
    </style:style>
    <style:style style:name="P13" style:family="paragraph" style:parent-style-name="Standard">
      <style:text-properties officeooo:rsid="0018b6a9" officeooo:paragraph-rsid="0018b6a9"/>
    </style:style>
    <style:style style:name="P14" style:family="paragraph" style:parent-style-name="Standard">
      <style:paragraph-properties fo:break-before="page"/>
      <style:text-properties officeooo:rsid="000c4aab" officeooo:paragraph-rsid="000c4aab"/>
    </style:style>
    <style:style style:name="P15" style:family="paragraph" style:parent-style-name="Standard">
      <style:paragraph-properties fo:break-before="page"/>
      <style:text-properties officeooo:rsid="0012773b" officeooo:paragraph-rsid="0012773b"/>
    </style:style>
    <style:style style:name="P16" style:family="paragraph" style:parent-style-name="Standard">
      <style:paragraph-properties fo:break-before="page"/>
      <style:text-properties officeooo:rsid="00150c9e" officeooo:paragraph-rsid="00150c9e"/>
    </style:style>
    <style:style style:name="P17" style:family="paragraph" style:parent-style-name="Table_20_Contents">
      <style:text-properties officeooo:rsid="0012773b" officeooo:paragraph-rsid="0012773b"/>
    </style:style>
    <style:style style:name="P18" style:family="paragraph" style:parent-style-name="Table_20_Contents">
      <style:text-properties style:font-name="Consolas" fo:font-size="11pt" officeooo:rsid="0012773b" officeooo:paragraph-rsid="0012773b" style:font-size-asian="11pt" style:font-size-complex="11pt"/>
    </style:style>
    <style:style style:name="P19" style:family="paragraph" style:parent-style-name="Standard" style:list-style-name="List_20_2">
      <style:text-properties officeooo:rsid="000f63d9" officeooo:paragraph-rsid="000f63d9"/>
    </style:style>
    <style:style style:name="P20" style:family="paragraph" style:parent-style-name="Standard">
      <style:text-properties officeooo:rsid="00167728" officeooo:paragraph-rsid="00167728"/>
    </style:style>
    <style:style style:name="P21" style:family="paragraph" style:parent-style-name="Standard">
      <style:text-properties officeooo:rsid="001aa202" officeooo:paragraph-rsid="001aa202"/>
    </style:style>
    <style:style style:name="P22" style:family="paragraph" style:parent-style-name="Standard">
      <style:text-properties officeooo:rsid="001aa3f9" officeooo:paragraph-rsid="001aa3f9"/>
    </style:style>
    <style:style style:name="P23" style:family="paragraph" style:parent-style-name="Standard">
      <style:text-properties style:font-name="Consolas" fo:font-size="11pt" officeooo:rsid="0012773b" officeooo:paragraph-rsid="00167728" style:font-size-asian="11pt" style:font-size-complex="11pt"/>
    </style:style>
    <style:style style:name="P24" style:family="paragraph" style:parent-style-name="Standard">
      <style:text-properties officeooo:rsid="001c9119" officeooo:paragraph-rsid="001c9119"/>
    </style:style>
    <style:style style:name="P25" style:family="paragraph" style:parent-style-name="Standard">
      <style:text-properties fo:font-style="italic" fo:font-weight="bold" officeooo:rsid="001e3c4d" officeooo:paragraph-rsid="001e3c4d" style:font-style-asian="italic" style:font-weight-asian="bold" style:font-style-complex="italic" style:font-weight-complex="bold"/>
    </style:style>
    <style:style style:name="P26" style:family="paragraph" style:parent-style-name="Standard">
      <style:text-properties officeooo:rsid="001e3c4d" officeooo:paragraph-rsid="001e3c4d"/>
    </style:style>
    <style:style style:name="P27" style:family="paragraph" style:parent-style-name="Standard">
      <style:paragraph-properties fo:break-before="page"/>
      <style:text-properties officeooo:rsid="001aa202" officeooo:paragraph-rsid="001aa202"/>
    </style:style>
    <style:style style:name="P28" style:family="paragraph" style:parent-style-name="Standard">
      <style:paragraph-properties fo:break-before="page"/>
      <style:text-properties fo:font-style="italic" fo:font-weight="bold" officeooo:rsid="001e3c4d" officeooo:paragraph-rsid="001e3c4d" style:font-style-asian="italic" style:font-weight-asian="bold" style:font-style-complex="italic" style:font-weight-complex="bold"/>
    </style:style>
    <style:style style:name="P29" style:family="paragraph" style:parent-style-name="Title">
      <style:paragraph-properties fo:break-before="page"/>
    </style:style>
    <style:style style:name="P30" style:family="paragraph" style:parent-style-name="Heading_20_1">
      <style:paragraph-properties fo:break-before="page"/>
    </style:style>
    <style:style style:name="P31" style:family="paragraph" style:parent-style-name="Heading_20_3">
      <style:paragraph-properties fo:break-before="page"/>
    </style:style>
    <style:style style:name="T1" style:family="text">
      <style:text-properties style:text-position="super 58%"/>
    </style:style>
    <style:style style:name="T2" style:family="text">
      <style:text-properties officeooo:rsid="000f6aa6"/>
    </style:style>
    <style:style style:name="T3" style:family="text">
      <style:text-properties officeooo:rsid="0010d88a"/>
    </style:style>
    <style:style style:name="T4" style:family="text">
      <style:text-properties style:font-name="Consolas" fo:font-size="11pt" style:font-size-asian="11pt" style:font-size-complex="11pt"/>
    </style:style>
    <style:style style:name="T5" style:family="text">
      <style:text-properties style:font-name="Consolas" fo:font-size="11pt" officeooo:rsid="0012773b" style:font-size-asian="11pt" style:font-size-complex="11pt"/>
    </style:style>
    <style:style style:name="T6" style:family="text">
      <style:text-properties fo:font-weight="bold" style:font-weight-asian="bold" style:font-weight-complex="bold"/>
    </style:style>
    <style:style style:name="T7" style:family="text">
      <style:text-properties officeooo:rsid="00167728"/>
    </style:style>
    <style:style style:name="T8"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IC A NU</text:p>
      <text:p text:style-name="P1"/>
      <text:p text:style-name="P1">par Fabrice BROCHE</text:p>
      <text:p text:style-name="P1"/>
      <text:p text:style-name="P1">Editions SORACOM Informatique</text:p>
      <text:p text:style-name="P1"/>
      <text:p text:style-name="P1"/>
      <text:p text:style-name="P14">Avant-propos du scribe </text:p>
      <text:p text:style-name="P1"/>
      <text:p text:style-name="P1">Ce travail de conservation numérique se veut un hommage à cet ouvrage fabuleux conçu, écrit, et mis en page par Fabrice Broche et édité en juillet 1986 par les éditions SORACOM Informatique.</text:p>
      <text:p text:style-name="P1"/>
      <text:p text:style-name="P1">L'Oric A Nu, a constitué et constitue encore un des meilleurs ouvrages de référence sur la conception matérielle et logicielle des ordinateurs Oric 1 et Oric Atmos. Il inclut de nombreuses informations et schémas sur le hardware, ainsi qu'un listing complet et commenté du désassemblage de la ROM, complété par des informations très détaillées concernant les principes ayant gouverné la conception et l'implémentation des diverses familles de routines, que ce soit celles liées à l'interpréteur BASIC, aux routines graphiques et sonores, à la gestion des entrées-sorties cassette ou aux routines système.</text:p>
      <text:p text:style-name="P1"/>
      <text:p text:style-name="P1">Il existe de nombreuses versions scannées de cet ouvrage, malheureusement il n'existait pas encore de version entièrement numérisée qui permette la recherche plein texte et c'est donc pour pallier ce manque que j'ai entrepris de recopier manuellement une à ne toutes les pages de ce livre en essayant de reproduire également toutes les illustrations présentes, au lieu de céder à la facilité (toute relative!) d'emploi d'un logiciel d'OCR,</text:p>
      <text:p text:style-name="P1"/>
      <text:p text:style-name="P1">Ce livre est donc dédié avant tout à l'auteur ainsi qu'à l'éditeur, en espérant qu'ils apprécieront ce travail à sa juste valeur et qu'ils le recevront comme un hommage à cette œuvre qui a éduqué et fait rêver toute une génération d'oriciens dans les années 1980, et qui continue d'être un ouvrage de référence pour la communauté Oric du 21<text:span text:style-name="T1">e</text:span> siècle. C'est donc également un tribut à la communauté oricienne, et notamment pour les membres du CEO (Club Europe Oric).</text:p>
      <text:p text:style-name="P1"/>
      <text:p text:style-name="P1"/>
      <text:p text:style-name="P2">Oricquement vôtre,</text:p>
      <text:p text:style-name="P2"/>
      <text:p text:style-name="P2">Laurent</text:p>
      <text:p text:style-name="P2"/>
      <text:p text:style-name="P3">Notes : </text:p>
      <text:p text:style-name="P3">* la mise en page de ce manuscrit a été conçue de manière à respecter scrupuleusement les numéros de page de l'ouvrage original, facilitant ainsi la recherche.</text:p>
      <text:p text:style-name="P3">* ceci étant, je me suis permis ça et là quelques corrections de texte ou de style, qui sont évidemment quelque peu arbitraires, mais en prenant garde évidemment à respecter scrupuleusement le sens original du texte et le style de l'auteur.</text:p>
      <text:p text:style-name="P3">* j'ai essayé de rassembler et d'appliquer l'ensemble des corrections connues concernant les erreurs ou fautes de frappe qui s'étaient glissées dans l'ouvrage original.</text:p>
      <text:p text:style-name="P3">* enfin, j'ai ajouté quelques informations complémentaires (signalées comme telles par des encarts ou une typographie spécifique) là où j'ai jugé qu'il était opportun d'apporter des compléments susceptibles d'enrichir ou d'éclaircir un point particulier.</text:p>
      <text:p text:style-name="P3"/>
      <text:p text:style-name="P3"/>
      <text:h text:style-name="P30" text:outline-level="1">INTRODUCTION</text:h>
      <text:p text:style-name="P3"/>
      <text:h text:style-name="Heading_20_2" text:outline-level="2">INTRODUCTION</text:h>
      <text:p text:style-name="P3"/>
      <text:h text:style-name="Heading_20_3" text:outline-level="3">But de l'ouvrage</text:h>
      <text:p text:style-name="P3"/>
      <text:p text:style-name="P3">Ce livre est unique en son genre : il se propose d'aller au plus profond de la structure logicielle d'un ordinateur, en commentant toute la mémoire morte, la ROM BASIC.</text:p>
      <text:p text:style-name="P3"/>
      <text:p text:style-name="P3">Ce commentaire se situe à deux niveaux :</text:p>
      <text:list xml:id="list8339367731063965992" text:style-name="List_20_2">
        <text:list-item>
          <text:p text:style-name="P19"><text:span text:style-name="T2"><text:s/>C</text:span>ommentaire du code machine, ligne par ligne, et ce pour les 16 Ko de la ROM. Chaque routine est expliquée, pour rendre sa compréhension <text:span text:style-name="T2">et son utilisation accessibles à tous. Les routines les plus compliquées sont accompagnées d'organigrammes.</text:span></text:p>
        </text:list-item>
        <text:list-item>
          <text:p text:style-name="P19"><text:s/><text:span text:style-name="T2">Chapitres généraux, faisant le point sur un thème précis : la gestion des entrées/sorties, le fonctionnement d'un interpréteur, etc.</text:span></text:p>
        </text:list-item>
      </text:list>
      <text:p text:style-name="P3"/>
      <text:p text:style-name="P4">Et c'est là la nouveauté par rapport aux ouvrages du genre, quel que soit l'ordinateur considéré. Il existait jusqu'à présent deux types d'ouvrages : ceux qui donnaient un listing commenté de la ROM, sans autre explication, ce qui n'est utile que pour celui qui connaît déjà le principe des routines employées, ou ceux qui sont une sorte de recueil de connaissances sur une machine, qui ne sont dès lors pas exhaustifs, et décrivent plus l'utilisation que le fonctionnement de la machine.</text:p>
      <text:p text:style-name="P4"/>
      <text:p text:style-name="P4">Ce ouvrage fait donc la synthèse de tout ce que l'on peut savoir sur l'Oric.</text:p>
      <text:p text:style-name="P4"/>
      <text:p text:style-name="P4">Sa lecture ne requiert que peu de connaissances particulières : il suffit de connaître le jeu d'instructions du 6502, et d'avoir le goût de comprendre ce qu'il se passe.</text:p>
      <text:p text:style-name="P4"/>
      <text:p text:style-name="P4">A ce sujet, il n'est de meilleur apprentissage du langage assembleur que d'analyser des programmes écrits très correctement : l'effet des mnémoniques s'assimile tout seul au fur et à mesure de la lecture de la ROM.</text:p>
      <text:p text:style-name="P4"/>
      <text:p text:style-name="P4">Une dernière précision : ce livre s'adresse surtout aux possesseurs d'Oric 1 et d'Atmos, mais il intéressera également tous les utilisateurs de Basic Microsoft : les routines sont exactement les mêmes, à l'emplacement près. Les possesseurs de Commodore 64, Apple II, Vic 20, etc., sont donc concernés.</text:p>
      <text:p text:style-name="P4"/>
      <text:p text:style-name="P4"/>
      <text:h text:style-name="P31" text:outline-level="3">Comment lire ce livre</text:h>
      <text:p text:style-name="P4">La lecture peut se faire à deux <text:span text:style-name="T3">niveaux</text:span> :</text:p>
      <text:p text:style-name="P4">- Niveau consultation : on veut juste savoir comment utiliser telle ou telle routine, ou savoir s'il existe une routine qui… Il suffit de se reporter au répertoire des routines, classées par thèmes, et de consulter l'en-tête des routines, qui indique les paramètres en entrée, et les résultats retournés. </text:p>
      <text:p text:style-name="P4">- Niveau approfondissement des connaissances : il s'agit cette fois d'une lecture attentive des routines, du principe de fonctionnement, etc.</text:p>
      <text:p text:style-name="P4"/>
      <text:p text:style-name="P4">Il est dans tous les cas conseillé de parcourir l'ensemble du livre, pour savoir où chercher le renseignement souhaité.</text:p>
      <text:p text:style-name="P4"/>
      <text:p text:style-name="P5">L'ensemble des commentaires est conçu de telle sorte que le lecteur qui a lu attentivement tout l'ouvrage doit être capable d'écrire un BASIC.</text:p>
      <text:p text:style-name="P5"/>
      <text:p text:style-name="P5">A part les quelques notices techniques dont la liste est donnée en annexe, tous les renseignements et commentaires sont le fruit de recherches personnelles. Tous ce qui est avancé dans cet ouvrage a été scrupuleusement vérifié, mais des erreurs peuvent bien entendu subsister.</text:p>
      <text:p text:style-name="P5"/>
      <text:p text:style-name="P6"/>
      <text:h text:style-name="Heading_20_2" text:outline-level="2">CONVENTIONS ET NOTATIONS</text:h>
      <text:p text:style-name="P6"/>
      <text:p text:style-name="P6">Pour éviter d'alourdir le commentaire, un certain nombre de conventions ont été adoptées.</text:p>
      <text:p text:style-name="P6"/>
      <text:h text:style-name="Heading_20_3" text:outline-level="3">Structure du commentaire</text:h>
      <text:p text:style-name="P6"/>
      <text:p text:style-name="P6">Le début d'une routine est repéré par un titre centré et en majuscules.</text:p>
      <text:p text:style-name="P6">Des séparations logiques à l'intérieur d'une routine sont repérées par un titre non centré et en minuscules.</text:p>
      <text:p text:style-name="P6">Le titre décrit le plus précisément possible l'action globale de la routine.</text:p>
      <text:p text:style-name="P6">Un titre comprend parfois des mots entre parenthèses :</text:p>
      <text:p text:style-name="P6">Par exemple, « (COMMANDE) » : il s'agit de la routine d'exécution d'une commande du BASIC.</text:p>
      <text:p text:style-name="P6"/>
      <text:p text:style-name="P6"><text:tab/>Ex : 'RUN' (COMMANDE)</text:p>
      <text:p text:style-name="P6"/>
      <text:p text:style-name="P6">De même, (FONCTION) et (OPERATEUR) indiquent l'exécution d'une fonction ou d'un opérateur.</text:p>
      <text:p text:style-name="P6"/>
      <text:p text:style-name="P6">Les commentaires généraux sur la routine sont repérés à l'aide de noms génériques :</text:p>
      <text:p text:style-name="P6"/>
      <text:p text:style-name="P6">Entrée : désigne les paramètres particuliers qui doivent être positionnés correctement pour avoir les résultats escomptés.</text:p>
      <text:p text:style-name="P6"/>
      <text:p text:style-name="P6"/>
      <text:p text:style-name="P15">Sortie : désigne les paramètres retournés par la routine, ainsi que quelques renseignements indirectement liés, mais utilisés dasn la ROM, ou utilisables du type registre inchangé, indicateur positionné, etc.</text:p>
      <text:p text:style-name="P7"/>
      <text:p text:style-name="P7">Programmation : des remarques sur les astuces employées, ou sur les manques d'optimisation. Ce genre de remarque est surtout fait dans le corps du commentaire.</text:p>
      <text:p text:style-name="P7"/>
      <text:p text:style-name="P7">Principe : explique le principe général de la routine, éventuellement aidé par des organigrammes ou divers schémas.</text:p>
      <text:p text:style-name="P7"/>
      <text:p text:style-name="P7">Bogue : signale les erreurs de programmation qui font que la routine ne donne jamais (ou pas toujours) le résultat escompté. Elles sont plus nombreuses qu'on ne le croit !</text:p>
      <text:p text:style-name="P7"/>
      <text:p text:style-name="P7">D'autres noms génériques sont parfois employés, ils parlent alors d'eux-mêmes et il est inutile de s'étendre sur leur signification.</text:p>
      <text:p text:style-name="P7"/>
      <text:p text:style-name="P7">La structure du listing est peu classique, mais très pratique : il présente le code deux ROMs côte-à-côte, sachant que bien souvent, les routines sont les mêmes, mais simplement décalées. Là où les ROMs diffèrent, des points de suspension, remplacent le listing (en aucun cas la linéarité du listing n'est rompue).</text:p>
      <text:p text:style-name="P7">Le premier listing est toujours celui de la ROM V1.0 , et le deuxième celui de la ROM V1.1.</text:p>
      <text:p text:style-name="P7"/>
      <text:p text:style-name="P7">Les mnémoniques sont bien entendu standards. Toutefois, les modes d'adressage ont une syntaxe particulière, adoptée pour réduire la place du listing et donc privilégier le commentaire.</text:p>
      <text:p text:style-name="P7"/>
      <text:p text:style-name="P7">Voici les conventions utilisées pour les modes d'adressage :</text:p>
      <text:p text:style-name="P7"/>
      <table:table table:name="Modes-d-adressage" table:style-name="Modes-d-adressage">
        <table:table-column table:style-name="Modes-d-adressage.A"/>
        <table:table-column table:style-name="Modes-d-adressage.B"/>
        <table:table-row>
          <table:table-cell table:style-name="Modes-d-adressage.A1" office:value-type="string">
            <text:p text:style-name="P18">LSR A</text:p>
          </table:table-cell>
          <table:table-cell table:style-name="Modes-d-adressage.B1" office:value-type="string">
            <text:p text:style-name="P17">Adressage accumulateur</text:p>
          </table:table-cell>
        </table:table-row>
        <table:table-row>
          <table:table-cell table:style-name="Modes-d-adressage.A2" office:value-type="string">
            <text:p text:style-name="P18">LDA #12</text:p>
          </table:table-cell>
          <table:table-cell table:style-name="Modes-d-adressage.B2" office:value-type="string">
            <text:p text:style-name="P17">Immédiat : charge A avec la valeur hexadécimale 12</text:p>
          </table:table-cell>
        </table:table-row>
        <table:table-row>
          <table:table-cell table:style-name="Modes-d-adressage.A2" office:value-type="string">
            <text:p text:style-name="P18">LDA #'2'</text:p>
          </table:table-cell>
          <table:table-cell table:style-name="Modes-d-adressage.B2" office:value-type="string">
            <text:p text:style-name="P17">Immédiat : charge A avec le code ASCII du caractère '2', soit #32</text:p>
          </table:table-cell>
        </table:table-row>
        <table:table-row>
          <table:table-cell table:style-name="Modes-d-adressage.A2" office:value-type="string">
            <text:p text:style-name="P18">LDA #&amp;END</text:p>
          </table:table-cell>
          <table:table-cell table:style-name="Modes-d-adressage.B2" office:value-type="string">
            <text:p text:style-name="P17">Immédiat : charge A avec le token du mot-clé indiqué, soit ici #80</text:p>
          </table:table-cell>
        </table:table-row>
        <table:table-row>
          <table:table-cell table:style-name="Modes-d-adressage.A2" office:value-type="string">
            <text:p text:style-name="P18">STX 0230</text:p>
          </table:table-cell>
          <table:table-cell table:style-name="Modes-d-adressage.B2" office:value-type="string">
            <text:p text:style-name="P17">Absolu (adresse en hexadécimal)</text:p>
          </table:table-cell>
        </table:table-row>
        <table:table-row>
          <table:table-cell table:style-name="Modes-d-adressage.A2" office:value-type="string">
            <text:p text:style-name="P18">ADC 91</text:p>
          </table:table-cell>
          <table:table-cell table:style-name="Modes-d-adressage.B2" office:value-type="string">
            <text:p text:style-name="P17">Page 0 (adresse en hexadécimal)</text:p>
          </table:table-cell>
        </table:table-row>
        <table:table-row>
          <table:table-cell table:style-name="Modes-d-adressage.A2" office:value-type="string">
            <text:p text:style-name="P18">TXA</text:p>
          </table:table-cell>
          <table:table-cell table:style-name="Modes-d-adressage.B2" office:value-type="string">
            <text:p text:style-name="P17">Implicite</text:p>
          </table:table-cell>
        </table:table-row>
        <table:table-row>
          <table:table-cell table:style-name="Modes-d-adressage.A2" office:value-type="string">
            <text:p text:style-name="P18">LDA (12, X)</text:p>
          </table:table-cell>
          <table:table-cell table:style-name="Modes-d-adressage.B2" office:value-type="string">
            <text:p text:style-name="P17">Pré-indexé indirect (jamais utilisé dans la ROM)</text:p>
          </table:table-cell>
        </table:table-row>
        <table:table-row>
          <table:table-cell table:style-name="Modes-d-adressage.A2" office:value-type="string">
            <text:p text:style-name="P18">LDA (E9), Y</text:p>
          </table:table-cell>
          <table:table-cell table:style-name="Modes-d-adressage.B2" office:value-type="string">
            <text:p text:style-name="P17">Post-indexé indirect (argument en hexadécimal)</text:p>
          </table:table-cell>
        </table:table-row>
        <table:table-row>
          <table:table-cell table:style-name="Modes-d-adressage.A2" office:value-type="string">
            <text:p text:style-name="P18">STA 40, X</text:p>
          </table:table-cell>
          <table:table-cell table:style-name="Modes-d-adressage.B2" office:value-type="string">
            <text:p text:style-name="P17">Page 0 indexé</text:p>
          </table:table-cell>
        </table:table-row>
        <table:table-row>
          <table:table-cell table:style-name="Modes-d-adressage.A2" office:value-type="string">
            <text:p text:style-name="P18">LDY 0235, X</text:p>
          </table:table-cell>
          <table:table-cell table:style-name="Modes-d-adressage.B2" office:value-type="string">
            <text:p text:style-name="P17">Absolu indexé</text:p>
          </table:table-cell>
        </table:table-row>
        <table:table-row>
          <table:table-cell table:style-name="Modes-d-adressage.A2" office:value-type="string">
            <text:p text:style-name="P18">BNE C570</text:p>
          </table:table-cell>
          <table:table-cell table:style-name="Modes-d-adressage.B2" office:value-type="string">
            <text:p text:style-name="P17">Relatif</text:p>
          </table:table-cell>
        </table:table-row>
        <table:table-row>
          <table:table-cell table:style-name="Modes-d-adressage.A2" office:value-type="string">
            <text:p text:style-name="P18">JMP $C000</text:p>
          </table:table-cell>
          <table:table-cell table:style-name="Modes-d-adressage.B2" office:value-type="string">
            <text:p text:style-name="P17">Saut</text:p>
          </table:table-cell>
        </table:table-row>
        <table:table-row>
          <table:table-cell table:style-name="Modes-d-adressage.A2" office:value-type="string">
            <text:p text:style-name="P18">JMP (0091)</text:p>
          </table:table-cell>
          <table:table-cell table:style-name="Modes-d-adressage.B2" office:value-type="string">
            <text:p text:style-name="P17">Indirect</text:p>
          </table:table-cell>
        </table:table-row>
      </table:table>
      <text:p text:style-name="P7"/>
      <text:p text:style-name="P7">Un mnémonique spécial est utilisé : <text:span text:style-name="T4">BYT</text:span>, qui indique l'entrée d'octets,</text:p>
      <text:p text:style-name="P7"/>
      <text:p text:style-name="P16">d'adresses (stockées poids faible d'abord) ou de chaînes de caractères.</text:p>
      <text:p text:style-name="P8"/>
      <text:p text:style-name="P8"><text:tab/>Ex : <text:tab/><text:span text:style-name="T5">C3AA C3A6<text:tab/>BYT ' ERROR'</text:span></text:p>
      <text:p text:style-name="P8"/>
      <text:p text:style-name="P8">Un commentaire revient souvent en regard des branchements relatifs : <text:span text:style-name="T6">Inconditionnel</text:span>. Il signifie que compte-tenu de la position des indicateurs concernés, le branchement sera toujours effectué.</text:p>
      <text:p text:style-name="P8"/>
      <text:p text:style-name="P9">Une dernière précision : toutes les tables, ainsi évidemment que le listing, ont été générés par programme et non recopiées, ce qui devrait assurer un listing exempt d'erreur.</text:p>
      <text:p text:style-name="P8"/>
      <text:h text:style-name="Heading_20_3" text:outline-level="3">Abréviations</text:h>
      <text:p text:style-name="P8"/>
      <text:p text:style-name="P8">Tous <text:span text:style-name="T7">les registres et indicateurs du 6502 sont reprérés directement par leur lettre en majuscule :</text:span></text:p>
      <text:p text:style-name="P8"/>
      <table:table table:name="Tableau1" table:style-name="Tableau1">
        <table:table-column table:style-name="Tableau1.A"/>
        <table:table-column table:style-name="Tableau1.B"/>
        <table:table-row>
          <table:table-cell table:style-name="Tableau1.A1" office:value-type="string">
            <text:p text:style-name="P11">Registres du 6502 :</text:p>
            <text:p text:style-name="P10">A= Accumulateur</text:p>
            <text:p text:style-name="P10">X = registre d'index X</text:p>
            <text:p text:style-name="P10">Y = registre d'index Y</text:p>
            <text:p text:style-name="P10">P = registre d'état</text:p>
            <text:p text:style-name="P10">S = pointeur de pile</text:p>
          </table:table-cell>
          <table:table-cell table:style-name="Tableau1.B1" office:value-type="string">
            <text:p text:style-name="P11">Indicateurs du registre d'état P :</text:p>
            <text:p text:style-name="P10">Z = indicateur de zéro</text:p>
            <text:p text:style-name="P10">C = indicateur de retenue</text:p>
            <text:p text:style-name="P10">N = indicateur de signe</text:p>
            <text:p text:style-name="P10">V = indicateur de dépassement (overflow)</text:p>
            <text:p text:style-name="P10">I = drapeau d'autorisation d'interruption IRQ</text:p>
            <text:p text:style-name="P10">B = indicateur de BRK</text:p>
            <text:p text:style-name="P10">D = drapeau de mode décimal</text:p>
          </table:table-cell>
        </table:table-row>
      </table:table>
      <text:p text:style-name="P8"/>
      <text:p text:style-name="P10">Un octet est représenté sous la forme : <text:span text:style-name="T8">b7 b6 b5 b4 b3 b2 b1 b0</text:span>. Ainsi, <text:span text:style-name="T8">b3</text:span> signifie que l'on fait référence au bit 3 de l'octet.</text:p>
      <text:p text:style-name="P10"/>
      <text:p text:style-name="P10">Les accumulateurs flottants sont désignés par <text:span text:style-name="T5">ACC1</text:span>, <text:span text:style-name="T5">ACC2</text:span>, <text:span text:style-name="T5">ACC3</text:span>, <text:span text:style-name="T5">ACC4</text:span> et <text:span text:style-name="T5">ACC5</text:span> :</text:p>
      <text:p text:style-name="P10"/>
      <text:p text:style-name="P10"><text:span text:style-name="T5">ACC1 : #DO-#D5</text:span> (accumulateur principal)</text:p>
      <text:p text:style-name="P23">ACC2 : #D8-#DD</text:p>
      <text:p text:style-name="P23">ACC1 : #95-#9B</text:p>
      <text:p text:style-name="P23">ACC1 : #C6-#CA <text:s/></text:p>
      <text:p text:style-name="P23">ACC1 : #CB-#CF</text:p>
      <text:p text:style-name="P10"/>
      <text:p text:style-name="P12">De plus, les accumulateurs, après arrondi, sont notés <text:span text:style-name="T5">AACC1</text:span>, <text:span text:style-name="T5">AACC2</text:span>, etc.</text:p>
      <text:p text:style-name="P12"/>
      <text:p text:style-name="P13">Les valeurs contenues par les registres sont notées avec le registre poids faible d'abord.</text:p>
      <text:p text:style-name="P13"/>
      <text:p text:style-name="P13"/>
      <text:p text:style-name="P10"/>
      <text:p text:style-name="P27">Ex : <text:span text:style-name="T5">YA --&gt; ACC1</text:span> veut dire <text:span text:style-name="T8">placer le nombre dont le poids faible est dans Y et le poids fort dans A dans l'accumulateur principal</text:span>.</text:p>
      <text:p text:style-name="P21"/>
      <text:p text:style-name="P22">Lorsque des pointeurs mémoire sont utilisés, les poids fort et faible sont séparés par un tiret ,</text:p>
      <text:p text:style-name="P22"/>
      <text:p text:style-name="P22"><text:tab/>Ex : <text:span text:style-name="T5">#9A-#9B, #200-#201</text:span></text:p>
      <text:p text:style-name="P21"/>
      <text:p text:style-name="P24">Comme d'habitude, les parenthèses désignent une indirection : <text:span text:style-name="T8">le contenu de l'adresse pointée par...</text:span> <text:s/></text:p>
      <text:p text:style-name="P24"/>
      <text:p text:style-name="P24"><text:tab/>Ex : si A vaut #04 et Y vaut #C0, AY représente #C004, YA désigne #04C0, et (AY) signifie le contenu de la case mémoire #C004.</text:p>
      <text:p text:style-name="P24"/>
      <text:p text:style-name="P24">Ce procédé a été étendu un peu abusivement pour les calculs en flottant : (AY) désign les 5 octets débutant à l'adresse AY.</text:p>
      <text:p text:style-name="P24"/>
      <text:p text:style-name="P24"><text:tab/>Ex : (AY) --&gt; ACC1. Si A vaut #12 et Y vaut #45, cela signifie : transférer le nombre codé en virgule flottante dans la zone mémoire #4512-{4516 dans l'accumulateur flottant principal.</text:p>
      <text:p text:style-name="P24"/>
      <text:p text:style-name="P24">Ne disposant pas des labels standards, il n'était pas concevable de se lancer dans l'invention, et de donner des noms aux routines. Lorsque dans le texte il est fait référence à des routines ou à des pointeurs, ils sont repérés par leurs adresses. Dans le cas d'une routine d'adresse différente pour les 2 ROMs, les 2 adresses sont précisées, séparées par un '/'.</text:p>
      <text:p text:style-name="P24"><text:tab/>Ex : #F276 / #F30A.</text:p>
      <text:p text:style-name="P24"/>
      <text:p text:style-name="P24">Une seule exception : le pointeur de texte BASIC est noté TXTPTR dans les commentaires (mais pas dans le listing). TXTPTR = #00E9.</text:p>
      <text:p text:style-name="P10"/>
      <text:p text:style-name="P10"/>
      <text:p text:style-name="P28">Page 10 blanche</text:p>
      <text:p text:style-name="P25"/>
      <text:p text:style-name="P29">CHAPITRE II<text:line-break/><text:line-break/>ORGANISATION MATERIELLE</text:p>
      <text:p text:style-name="P10"/>
      <text:p text:style-name="P10"/>
      <text:h text:style-name="Heading_20_2" text:outline-level="2">PRESENTATION GENERALE</text:h>
      <text:p text:style-name="P26"/>
      <text:p text:style-name="P26"/>
      <text:h text:style-name="Heading_20_3" text:outline-level="3">Généralités</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02:22.740000000</meta:creation-date>
    <dc:date>2016-03-20T02:26:40.524000000</dc:date>
    <meta:editing-duration>PT3H33M33S</meta:editing-duration>
    <meta:editing-cycles>17</meta:editing-cycles>
    <meta:generator>LibreOffice/5.0.1.2$Windows_X86_64 LibreOffice_project/81898c9f5c0d43f3473ba111d7b351050be20261</meta:generator>
    <meta:document-statistic meta:table-count="2" meta:image-count="0" meta:object-count="0" meta:page-count="9" meta:paragraph-count="127" meta:word-count="1842" meta:character-count="11220" meta:non-whitespace-character-count="9492"/>
  </office:meta>
</office:document-meta>
</file>